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b55ab" officeooo:paragraph-rsid="000b55ab"/>
    </style:style>
    <style:style style:name="P2" style:family="paragraph" style:parent-style-name="Preformatted_20_Text">
      <style:text-properties officeooo:rsid="000b0dca" officeooo:paragraph-rsid="000b0dca"/>
    </style:style>
    <style:style style:name="P3" style:family="paragraph" style:parent-style-name="Preformatted_20_Text">
      <style:text-properties officeooo:rsid="000b55ab" officeooo:paragraph-rsid="000b55ab"/>
    </style:style>
    <style:style style:name="P4" style:family="paragraph" style:parent-style-name="Preformatted_20_Text">
      <style:paragraph-properties fo:margin-top="0in" fo:margin-bottom="0.1965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0a720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/>
      <text:p text:style-name="P2">Sudo apt update</text:p>
      <text:p text:style-name="P2"/>
      <text:p text:style-name="P2">sudo apt install python-pip</text:p>
      <text:p text:style-name="P2"/>
      <text:p text:style-name="P3">sudo apt install python3-pip</text:p>
      <text:p text:style-name="Preformatted_20_Text"/>
      <text:p text:style-name="Preformatted_20_Text"/>
      <text:p text:style-name="Preformatted_20_Text">sudo apt-get install -y \</text:p>
      <text:p text:style-name="Preformatted_20_Text"><text:s text:c="4"/>python-pip \</text:p>
      <text:p text:style-name="Preformatted_20_Text"><text:s text:c="4"/>build-essential \</text:p>
      <text:p text:style-name="Preformatted_20_Text"><text:s text:c="4"/>git \</text:p>
      <text:p text:style-name="Preformatted_20_Text"><text:s text:c="4"/>python \</text:p>
      <text:p text:style-name="Preformatted_20_Text"><text:s text:c="4"/>python<text:span text:style-name="T1">3</text:span>-dev \</text:p>
      <text:p text:style-name="Preformatted_20_Text"><text:s text:c="4"/>ffmpeg \</text:p>
      <text:p text:style-name="Preformatted_20_Text"><text:s text:c="4"/>libsdl2-dev \</text:p>
      <text:p text:style-name="Preformatted_20_Text"><text:s text:c="4"/>libsdl2-image-dev \</text:p>
      <text:p text:style-name="Preformatted_20_Text"><text:s text:c="4"/>libsdl2-mixer-dev \</text:p>
      <text:p text:style-name="Preformatted_20_Text"><text:s text:c="4"/>libsdl2-ttf-dev \</text:p>
      <text:p text:style-name="Preformatted_20_Text"><text:s text:c="4"/>libportmidi-dev \</text:p>
      <text:p text:style-name="Preformatted_20_Text"><text:s text:c="4"/>libswscale-dev \</text:p>
      <text:p text:style-name="Preformatted_20_Text"><text:s text:c="4"/>libavformat-dev \</text:p>
      <text:p text:style-name="Preformatted_20_Text"><text:s text:c="4"/>libavcodec-dev \</text:p>
      <text:p text:style-name="P4"><text:s text:c="4"/>zlib1g-dev</text:p>
      <text:p text:style-name="Standard"/>
      <text:p text:style-name="Preformatted_20_Text">sudo apt update</text:p>
      <text:p text:style-name="Preformatted_20_Text">sudo apt install -y git zip unzip openjdk-8-jdk python3-pip autoconf libtool pkg-config zlib1g-dev libncurses5-dev libncursesw5-dev libtinfo5 cmake libffi-dev</text:p>
      <text:p text:style-name="Preformatted_20_Text">pip3 install --user --upgrade cython virtualenv <text:s/># the --user should be removed if you do this in a venv</text:p>
      <text:p text:style-name="Preformatted_20_Text"/>
      <text:p text:style-name="Preformatted_20_Text"># add the following line at the end of your ~/.bashrc file</text:p>
      <text:p text:style-name="P4">export PATH=$PATH:~/.local/bin/</text:p>
      <text:p text:style-name="Standard"/>
      <text:p text:style-name="P1">The below cmd should not be run in home directory:</text:p>
      <text:p text:style-name="Preformatted_20_Text">git clone https://github.com/kivy/buildozer.git</text:p>
      <text:p text:style-name="Preformatted_20_Text"/>
      <text:p text:style-name="Preformatted_20_Text">cd buildozer</text:p>
      <text:p text:style-name="P4"/>
      <text:p text:style-name="P4">sudo python setup.py install</text:p>
      <text:p text:style-name="P4">buildozer init</text:p>
      <text:p text:style-name="P4">buildozer android debug deploy ru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11:16.950669283</meta:creation-date>
    <dc:date>2020-02-18T18:06:06.123495799</dc:date>
    <meta:editing-duration>PT27M3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128" meta:character-count="913" meta:non-whitespace-character-count="757"/>
  </office:meta>
</office:document-meta>
</file>